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10" style:family="paragraph" style:parent-style-name="Text_20_body" style:list-style-name="L4">
      <style:paragraph-properties fo:margin-top="0cm" fo:margin-bottom="0cm" loext:contextual-spacing="false"/>
      <style:text-properties style:font-name="Times New Roman" fo:font-size="12pt" officeooo:rsid="0022d1c5" officeooo:paragraph-rsid="0022d1c5" style:font-size-asian="12pt" style:font-size-complex="12pt"/>
    </style:style>
    <style:style style:name="P11" style:family="paragraph" style:parent-style-name="Text_20_body" style:list-style-name="L5">
      <style:paragraph-properties fo:margin-top="0cm" fo:margin-bottom="0cm" loext:contextual-spacing="false"/>
      <style:text-properties style:font-name="Times New Roman" fo:font-size="12pt" style:font-size-asian="12pt" style:font-size-complex="12pt"/>
    </style:style>
    <style:style style:name="P12" style:family="paragraph" style:parent-style-name="Text_20_body" style:list-style-name="L6">
      <style:paragraph-properties fo:margin-top="0cm" fo:margin-bottom="0cm" loext:contextual-spacing="false"/>
      <style:text-properties style:font-name="Times New Roman" fo:font-size="12pt" style:font-size-asian="12pt" style:font-size-complex="12pt"/>
    </style:style>
    <style:style style:name="P13" style:family="paragraph" style:parent-style-name="Text_20_body" style:list-style-name="L7">
      <style:paragraph-properties fo:margin-top="0cm" fo:margin-bottom="0cm" loext:contextual-spacing="false"/>
      <style:text-properties style:font-name="Times New Roman" fo:font-size="12pt" officeooo:rsid="0048eb72" officeooo:paragraph-rsid="0048eb72" style:font-size-asian="12pt" style:font-size-complex="12pt"/>
    </style:style>
    <style:style style:name="P14" style:family="paragraph" style:parent-style-name="Text_20_body" style:list-style-name="L7">
      <style:paragraph-properties fo:margin-top="0cm" fo:margin-bottom="0cm" loext:contextual-spacing="false"/>
      <style:text-properties style:font-name="Times New Roman" fo:font-size="12pt" officeooo:rsid="0048eb72" officeooo:paragraph-rsid="00496e80" style:font-size-asian="12pt" style:font-size-complex="12pt"/>
    </style:style>
    <style:style style:name="P15" style:family="paragraph" style:parent-style-name="Text_20_body">
      <style:paragraph-properties fo:margin-top="0cm" fo:margin-bottom="0cm" loext:contextual-spacing="false"/>
      <style:text-properties style:font-name="Times New Roman" fo:font-size="12pt" fo:font-weight="bold" officeooo:rsid="0048eb72" officeooo:paragraph-rsid="0048eb72" style:font-size-asian="12pt" style:font-weight-asian="bold" style:font-size-complex="12pt" style:font-weight-complex="bold"/>
    </style:style>
    <style:style style:name="P16"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022a1" officeooo:paragraph-rsid="002022a1" style:font-size-asian="12pt" style:font-size-complex="12pt"/>
    </style:style>
    <style:style style:name="P17"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56a6f" officeooo:paragraph-rsid="00256a6f" style:font-size-asian="12pt" style:font-size-complex="12pt"/>
    </style:style>
    <style:style style:name="P18"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022a1" officeooo:paragraph-rsid="002022a1" style:font-size-asian="12pt" style:font-size-complex="12pt"/>
    </style:style>
    <style:style style:name="P19"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5f7b0" officeooo:paragraph-rsid="0035f7b0" style:font-size-asian="12pt" style:font-size-complex="12pt"/>
    </style:style>
    <style:style style:name="P20"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56a6f" officeooo:paragraph-rsid="00256a6f" style:font-size-asian="12pt" style:font-size-complex="12pt"/>
    </style:style>
    <style:style style:name="P21"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022a1" officeooo:paragraph-rsid="002022a1" style:font-size-asian="12pt" style:font-size-complex="12pt"/>
    </style:style>
    <style:style style:name="P22"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56a6f" officeooo:paragraph-rsid="0027c5c6" style:font-size-asian="12pt" style:font-size-complex="12pt"/>
    </style:style>
    <style:style style:name="P23"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3afa22" officeooo:paragraph-rsid="003afa22" style:font-size-asian="12pt" style:font-size-complex="12pt"/>
    </style:style>
    <style:style style:name="P24"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70db2" officeooo:paragraph-rsid="0027c5c6" style:font-size-asian="12pt" style:font-size-complex="12pt"/>
    </style:style>
    <style:style style:name="P25"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308763" officeooo:paragraph-rsid="00308763" style:font-size-asian="12pt" style:font-size-complex="12pt"/>
    </style:style>
    <style:style style:name="P26"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86d11" officeooo:paragraph-rsid="00286d11" style:font-size-asian="12pt" style:font-size-complex="12pt"/>
    </style:style>
    <style:style style:name="P27"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3aca92" officeooo:paragraph-rsid="003aca92" style:font-size-asian="12pt" style:font-size-complex="12pt"/>
    </style:style>
    <style:style style:name="P28"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a1f07" officeooo:paragraph-rsid="002a1f07" style:font-size-asian="12pt" style:font-size-complex="12pt"/>
    </style:style>
    <style:style style:name="P29" style:family="paragraph" style:parent-style-name="Text_20_body" style:list-style-name="L5" style:master-page-name="">
      <style:paragraph-properties fo:margin-left="1.251cm" fo:margin-right="0cm" fo:margin-top="0cm" fo:margin-bottom="0cm" loext:contextual-spacing="false" fo:text-indent="0cm" style:auto-text-indent="false" style:page-number="auto"/>
      <style:text-properties style:font-name="Times New Roman" fo:font-size="12pt" officeooo:rsid="00256a6f" officeooo:paragraph-rsid="0027c5c6" style:font-size-asian="12pt" style:font-size-complex="12pt"/>
    </style:style>
    <style:style style:name="P30" style:family="paragraph" style:parent-style-name="Text_20_body" style:list-style-name="L5">
      <style:paragraph-properties fo:margin-left="2.501cm" fo:margin-right="0cm" fo:margin-top="0cm" fo:margin-bottom="0cm" loext:contextual-spacing="false" fo:text-indent="0cm" style:auto-text-indent="false"/>
      <style:text-properties style:font-name="Times New Roman" fo:font-size="12pt" officeooo:rsid="0022d1c5" officeooo:paragraph-rsid="0022d1c5" style:font-size-asian="12pt" style:font-size-complex="12pt"/>
    </style:style>
    <style:style style:name="P31" style:family="paragraph" style:parent-style-name="Text_20_body" style:list-style-name="L5">
      <style:paragraph-properties fo:margin-left="2.501cm" fo:margin-right="0cm" fo:margin-top="0cm" fo:margin-bottom="0cm" loext:contextual-spacing="false" fo:text-indent="0cm" style:auto-text-indent="false"/>
      <style:text-properties style:font-name="Times New Roman" fo:font-size="12pt" officeooo:rsid="002560da" officeooo:paragraph-rsid="002560da" style:font-size-asian="12pt" style:font-size-complex="12pt"/>
    </style:style>
    <style:style style:name="P32" style:family="paragraph" style:parent-style-name="Text_20_body" style:list-style-name="L5">
      <style:paragraph-properties fo:margin-left="2.501cm" fo:margin-right="0cm" fo:margin-top="0cm" fo:margin-bottom="0cm" loext:contextual-spacing="false" fo:text-indent="0cm" style:auto-text-indent="false"/>
      <style:text-properties style:font-name="Times New Roman" fo:font-size="12pt" officeooo:rsid="0022d40b" officeooo:paragraph-rsid="0022d40b" style:font-size-asian="12pt" style:font-size-complex="12pt"/>
    </style:style>
    <style:style style:name="P33" style:family="paragraph" style:parent-style-name="Text_20_body" style:list-style-name="L5">
      <style:paragraph-properties fo:margin-left="1.199cm" fo:margin-right="0cm" fo:margin-top="0cm" fo:margin-bottom="0cm" loext:contextual-spacing="false" fo:text-indent="0cm" style:auto-text-indent="false"/>
      <style:text-properties style:font-name="Times New Roman" fo:font-size="12pt" officeooo:rsid="00270db2" officeooo:paragraph-rsid="0027c5c6" style:font-size-asian="12pt" style:font-size-complex="12pt"/>
    </style:style>
    <style:style style:name="P34" style:family="paragraph" style:parent-style-name="Text_20_body" style:list-style-name="L5">
      <style:paragraph-properties fo:margin-left="1.199cm" fo:margin-right="0cm" fo:margin-top="0cm" fo:margin-bottom="0cm" loext:contextual-spacing="false" fo:text-indent="0cm" style:auto-text-indent="false"/>
      <style:text-properties style:font-name="Times New Roman" fo:font-size="12pt" officeooo:rsid="002f6ed6" officeooo:paragraph-rsid="002f6ed6" style:font-size-asian="12pt" style:font-size-complex="12pt"/>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bold" style:font-size-asian="12pt" style:font-size-complex="12pt"/>
    </style:style>
    <style:style style:name="T5" style:family="text">
      <style:text-properties officeooo:rsid="001ee9d8"/>
    </style:style>
    <style:style style:name="T6" style:family="text">
      <style:text-properties officeooo:rsid="001f132c"/>
    </style:style>
    <style:style style:name="T7" style:family="text">
      <style:text-properties officeooo:rsid="00211f61"/>
    </style:style>
    <style:style style:name="T8" style:family="text">
      <style:text-properties officeooo:rsid="00238abf"/>
    </style:style>
    <style:style style:name="T9" style:family="text">
      <style:text-properties officeooo:rsid="00274a99"/>
    </style:style>
    <style:style style:name="T10" style:family="text">
      <style:text-properties officeooo:rsid="0027c5c6"/>
    </style:style>
    <style:style style:name="T11" style:family="text">
      <style:text-properties officeooo:rsid="0028968f"/>
    </style:style>
    <style:style style:name="T12" style:family="text">
      <style:text-properties officeooo:rsid="002d421e"/>
    </style:style>
    <style:style style:name="T13" style:family="text">
      <style:text-properties officeooo:rsid="00320955"/>
    </style:style>
    <style:style style:name="T14" style:family="text">
      <style:text-properties officeooo:rsid="003492c0"/>
    </style:style>
    <style:style style:name="T15" style:family="text">
      <style:text-properties officeooo:rsid="00362466"/>
    </style:style>
    <style:style style:name="T16" style:family="text">
      <style:text-properties officeooo:rsid="0036a70d"/>
    </style:style>
    <style:style style:name="T17" style:family="text">
      <style:text-properties officeooo:rsid="0037e69c"/>
    </style:style>
    <style:style style:name="T18" style:family="text">
      <style:text-properties officeooo:rsid="00391dff"/>
    </style:style>
    <style:style style:name="T19" style:family="text">
      <style:text-properties officeooo:rsid="003b8054"/>
    </style:style>
    <style:style style:name="T20" style:family="text">
      <style:text-properties officeooo:rsid="003e5922"/>
    </style:style>
    <style:style style:name="T21" style:family="text">
      <style:text-properties officeooo:rsid="003f0c23"/>
    </style:style>
    <style:style style:name="T22" style:family="text">
      <style:text-properties officeooo:rsid="0040a848"/>
    </style:style>
    <style:style style:name="T23" style:family="text">
      <style:text-properties officeooo:rsid="00456833"/>
    </style:style>
    <style:style style:name="T24" style:family="text">
      <style:text-properties officeooo:rsid="00496e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bookmark text:name="vyiu1"/><text:span text:style-name="T3">Tellborn (Herkunft: Sprache der Trolle, Bedeutung: -)</text:span><text:span text:style-name="T2"><text:line-break/></text:span><text:bookmark text:name="vyiu2"/><text:span text:style-name="T2"><text:line-break/></text:span><text:bookmark text:name="vyiu3"/><text:span text:style-name="T4">Beschreibung</text:span><text:bookmark text:name="vyiu4"/><text:span text:style-name="T2"><text:line-break/></text:span><text:bookmark text:name="vyiu6"/><text:span text:style-name="T3">Tellborn ist ein Schamane, der mit seinem Freund </text:span><text:span text:style-name="T2">Fulco</text:span><text:span text:style-name="T3"> auf der Durchreise ist. Unglücklicherweise hat Tellborn einen falschen Zauber auf seinem Freund angewandt als dieser Fieber bekam. Da sich sein Freund daraufhin in ein pandaartiges Wesen verwandelt hat, sucht Tellborn nun nach einem Heilmittel.</text:span><text:span text:style-name="T2"><text:line-break/></text:span><text:bookmark text:name="vyiu7"/><text:bookmark text:name="vyiu8"/><text:span text:style-name="T4"><text:line-break/>Ort</text:span></text:p>
      <text:list xml:id="list2301737779681073514" text:style-name="L1">
        <text:list-item>
          <text:p text:style-name="P5"><text:bookmark text:name="atp73"/>Auf dem Felsen hinter dem Lager der Nordmänner.</text:p>
        </text:list-item>
      </text:list>
      <text:p text:style-name="P3"><text:bookmark text:name="vyiu111"/><text:bookmark text:name="vyiu12"/><text:line-break/>Tagesablauf<text:bookmark text:name="vyiu11"/><text:bookmark text:name="vyiu13"/></text:p>
      <text:list xml:id="list5452444738030915321" text:style-name="L2">
        <text:list-item>
          <text:p text:style-name="P7">Ganzer Tag – Steht unter dem Felsen.</text:p>
        </text:list-item>
      </text:list>
      <text:p text:style-name="P2"><text:bookmark text:name="vyiu15"/><text:line-break/><text:bookmark text:name="vyiu16"/><text:span text:style-name="T1">Zugehörigkeit</text:span><text:bookmark text:name="f-85"/></text:p>
      <text:list xml:id="list919126208142454993" text:style-name="L3">
        <text:list-item>
          <text:p text:style-name="P8">Durchreisende<text:bookmark text:name="f-855"/></text:p>
        </text:list-item>
      </text:list>
      <text:p text:style-name="P2"><text:bookmark text:name="vyiu19"/><text:bookmark text:name="vyiu20"/><text:span text:style-name="T1"><text:line-break/></text:span><text:bookmark text:name="f-856"/><text:span text:style-name="T1">Aufträge</text:span></text:p>
      <text:list xml:id="list3205802641264831258" text:style-name="L4">
        <text:list-item>
          <text:p text:style-name="P9"><text:bookmark text:name="dfq1"/><text:bookmark text:name="dfq10"/>Sekundär – <text:bookmark text:name="z0dk3"/>Mein Freund der Bär</text:p>
        </text:list-item>
        <text:list-item>
          <text:p text:style-name="P10">Sekundär – Schamanen in Talras</text:p>
        </text:list-item>
      </text:list>
      <text:p text:style-name="P2"><text:bookmark text:name="vyiu23"/><text:line-break/><text:bookmark text:name="ik9t1"/><text:span text:style-name="T1">Dialog</text:span><text:bookmark text:name="ik9t"/><text:bookmark text:name="vyiu24"/></text:p>
      <text:list xml:id="list3985874778989965008" text:style-name="L5">
        <text:list-item>
          <text:p text:style-name="P11">Hallo.</text:p>
          <text:list>
            <text:list-item>
              <text:p text:style-name="P11"><text:bookmark text:name="f0wr"/><text:bookmark text:name="ik9t2"/>N: <text:bookmark text:name="gg5p"/>Hallo, werter Herr. Bist du auch auf der Durchreise oder was treibt dich in diese Gegend?</text:p>
            </text:list-item>
            <text:list-item>
              <text:p text:style-name="P11"><text:bookmark text:name="f0wr0"/><text:bookmark text:name="ik9t3"/>C: Durchreise?</text:p>
            </text:list-item>
            <text:list-item>
              <text:p text:style-name="P11">N: Ja, mein Freund Fulco und ich sind auf dem Weg in den Süden, vielleicht auch Osten. Das wissen wir noch nicht so genau.</text:p>
            </text:list-item>
            <text:list-item>
              <text:p text:style-name="P11">N: Hier soll es ja bald zu Kämpfen kommen und da verziehen wir uns lieber.</text:p>
            </text:list-item>
            <text:list-item>
              <text:p text:style-name="P11">N: Meinen Freund Fulco hast du sicherlich schon bemerkt. Das ist der Bär da in der Ecke. Aber keine Angst, eigentlich ist er ein Mensch.</text:p>
            </text:list-item>
            <text:list-item>
              <text:p text:style-name="P11">N: Du musst wissen, mir ist da ein kleines Missgeschick passiert.</text:p>
              <text:list>
                <text:list-item>
                  <text:p text:style-name="P11">C: Ja, Fulco hat's mir schon erzählt. (Charakter hat schon mit Fulco gesprochen) </text:p>
                  <text:list>
                    <text:list-item>
                      <text:p text:style-name="P11">N: Dann weißt du ja Bescheid. Es tut mir wirklich schrecklich <text:span text:style-name="T21">L</text:span>eid, das Ganze.</text:p>
                    </text:list-item>
                  </text:list>
                </text:list-item>
                <text:list-item>
                  <text:p text:style-name="P11">C: Missgeschick?</text:p>
                  <text:list>
                    <text:list-item>
                      <text:p text:style-name="P11">N: Ja, mein Freund bekam vor einigen Tagen Fieber und da ich ja selbst ein Schamane bin, wollte ich ihm natürlich dabei helfen, die Krankheit zu besiegen.</text:p>
                    </text:list-item>
                    <text:list-item>
                      <text:p text:style-name="P11">N: Also habe ich einen Zauber auf ihn gesprochen, nur hat das dann irgendwie nicht so ganz geklappt und er verwandelte sich plötzlich in einen Bären.</text:p>
                    </text:list-item>
                    <text:list-item>
                      <text:p text:style-name="P11">N: Das wollte ich wirklich nicht, das musst du mir glauben! Was sollen wir denn jetzt bloß tun? Am Ende wird er noch von einem Jäger erlegt.</text:p>
                    </text:list-item>
                    <text:list-item>
                      <text:p text:style-name="P11">C: Lacht/Grinst, was auch immer. Das war lustig!!!111111111einseinself</text:p>
                    </text:list-item>
                  </text:list>
                </text:list-item>
              </text:list>
            </text:list-item>
          </text:list>
        </text:list-item>
        <text:list-item>
          <text:p text:style-name="P11">Kann ich dir irgendwie bei deinem Missgeschick helfen? (<text:span text:style-name="T6">Nach Begrüßung</text:span>)</text:p>
          <text:list>
            <text:list-item>
              <text:p text:style-name="P11">N: Ja, das könntest du tatsächlich.</text:p>
            </text:list-item>
            <text:list-item>
              <text:p text:style-name="P11">N: Es gäbe da eine Möglichkeit, meinen Freund von dem bösen Zauber zu befreien. Ich bräuchte nur die richtigen Zutaten und …</text:p>
            </text:list-item>
            <text:list-item>
              <text:p text:style-name="P11">N: Pass auf, wenn du mir wirklich helfen willst, dann gebe ich dir eine Liste mit Zutaten. Falls du es schaffen solltest, mir die zu besorgen, werde ich dich reich belohnen!</text:p>
              <text:list>
                <text:list-item>
                  <text:p text:style-name="P11">Immer doch. Nur her mit der Liste!</text:p>
                  <text:list>
                    <text:list-item>
                      <text:p text:style-name="P11">N: Hier hast du sie.</text:p>
                    </text:list-item>
                    <text:list-item>
                      <text:p text:style-name="P11">Charakter erhält Gegenstand mit Liste im Tooltip.</text:p>
                    </text:list-item>
                    <text:list-item>
                      <text:p text:style-name="P11">Neuer Auftrag: „Mein Freund der Bär“</text:p>
                    </text:list-item>
                  </text:list>
                </text:list-item>
                <text:list-item>
                  <text:p text:style-name="P11">Eigentlich gefällt mir dein Freund ganz gut, so wie er ist. Schön flauschig, der Bär.</text:p>
                  <text:list>
                    <text:list-item>
                      <text:p text:style-name="P11">N: Ja ja, mach dich nur über mich lustig!</text:p>
                    </text:list-item>
                  </text:list>
                </text:list-item>
              </text:list>
            </text:list-item>
          </text:list>
        </text:list-item>
        <text:list-item>
          <text:p text:style-name="P11"><text:soft-page-break/>Hier hast du deine Zutaten. (<text:span text:style-name="T5">Auftrag „Mein Freund der Bär“ ist aktiv und </text:span>Charakter hat alle Zutaten im Inventar)</text:p>
          <text:list>
            <text:list-item>
              <text:p text:style-name="P11">N: Danke! Du hast es tatsächlich geschafft. Ich bin begeistert. Leider fehlen mir doch noch ein paar weitere Zutaten, um den Trank brauen zu können, der meinen Freund zurückverwandelt.</text:p>
            </text:list-item>
            <text:list-item>
              <text:p text:style-name="P11">N: Aber es sollte kein Problem sein, die selbst zusammenzusuchen.</text:p>
            </text:list-item>
            <text:list-item>
              <text:p text:style-name="P11">N: Hier hast du deine Belohnung, hast sie dir wirklich verdient!</text:p>
            </text:list-item>
            <text:list-item>
              <text:p text:style-name="P11">Auftrag abgeschlossen: „Mein Freund der Bär“</text:p>
            </text:list-item>
          </text:list>
        </text:list-item>
        <text:list-item>
          <text:p text:style-name="P11"><text:bookmark text:name="gg5p1"/>Was trägst du da für eine Kleidung?</text:p>
          <text:list>
            <text:list-item>
              <text:p text:style-name="P11">N: Das ist die Schamanentracht <text:s/>von uns Trollen und ich bin, wie du dir denken kannst, <text:span text:style-name="T22">ein </text:span>Schamane.</text:p>
            </text:list-item>
            <text:list-item>
              <text:p text:style-name="P11">N: Also wenn du Zauber, Tränke oder Sonstiges brauchst: Ich handele auch gerne.</text:p>
            </text:list-item>
          </text:list>
        </text:list-item>
        <text:list-item>
          <text:p text:style-name="P11"><text:bookmark text:name="dnw_"/>Böse Geister plagen mich! (Charakter hat negative Zaubereffekte an sich)</text:p>
          <text:list>
            <text:list-item>
              <text:p text:style-name="P11">Tellborn macht Bewegungen.</text:p>
            </text:list-item>
            <text:list-item>
              <text:p text:style-name="P11">N: Verschwindet ihr Geister und lasst diesen Körper frei!</text:p>
            </text:list-item>
            <text:list-item>
              <text:p text:style-name="P11">Negative Zaubereffekte verschwinden.</text:p>
            </text:list-item>
            <text:list-item>
              <text:p text:style-name="P16">Kennst du Tanka? (<text:span text:style-name="T7">Nach „Hallo“ und </text:span>Charakter hat mit Tanka gesprochen <text:span text:style-name="T7">und Auftrag „Schamanen in Talras“ noch nicht erhalten</text:span>)</text:p>
            </text:list-item>
            <text:list-item>
              <text:p text:style-name="P18">N: Verzeihung, wen soll ich kennen?</text:p>
            </text:list-item>
            <text:list-item>
              <text:p text:style-name="P18">C: Tanka, eine Schamanin. Sie befinde<text:span text:style-name="T13">t</text:span> sich weiter nördlich von hier und hat einen ähnlichen Freund wie du.</text:p>
            </text:list-item>
            <text:list-item>
              <text:p text:style-name="P18">N: Tanka … nein das sagt mir tatsächlich nichts. Du behauptest sie ist eine Schamanin? Sehr interessant … Ich muss sagen man trifft doch seltener auf unseresgleichen als <text:span text:style-name="T14">man</text:span> vielleicht annehmen würde.</text:p>
            </text:list-item>
            <text:list-item>
              <text:p text:style-name="P19">N: Und sie hat auch einen Bären als Freund? Sehr merkwürdig …</text:p>
            </text:list-item>
            <text:list-item>
              <text:p text:style-name="P19">C: Sowas in der Art.</text:p>
            </text:list-item>
            <text:list-item>
              <text:p text:style-name="P18">N: Vielleicht sollte ich diese Chance nutzen. Es kann nie schaden das eigene Wissen zu erweitern und die Welt aus der Sicht <text:span text:style-name="T15">einer anderen Person</text:span> zu betrachten.</text:p>
            </text:list-item>
            <text:list-item>
              <text:p text:style-name="P18">N: Sag, wärst du bereit dieser Tanka einen Brief von mir zu <text:span text:style-name="T23">über</text:span>bringen?</text:p>
            </text:list-item>
            <text:list-item>
              <text:p text:style-name="P21">Klar.</text:p>
            </text:list-item>
            <text:list-item>
              <text:p text:style-name="P30">N: Beim Felle meines <text:span text:style-name="T19">behaarten</text:span> Freundes! Hab vielen Dank dafür, ich werde dich natürlich auch entsprechend belohnen.</text:p>
            </text:list-item>
            <text:list-item>
              <text:p text:style-name="P30">C: Der Brief …</text:p>
            </text:list-item>
            <text:list-item>
              <text:p text:style-name="P30">N: Aber natürlich, warte einen kurzen Moment.</text:p>
            </text:list-item>
            <text:list-item>
              <text:p text:style-name="P30">N: (Schreibt einen Brief)</text:p>
            </text:list-item>
            <text:list-item>
              <text:p text:style-name="P30">N: Da hast du ihn. Ich hoffe ich habe den richtigen Ton gewählt.</text:p>
            </text:list-item>
            <text:list-item>
              <text:p text:style-name="P30">Neuer Auftrag „Schamanen in Talras“</text:p>
            </text:list-item>
            <text:list-item>
              <text:p text:style-name="P31">Auftragsziel 1 aktiviert</text:p>
            </text:list-item>
            <text:list-item>
              <text:p text:style-name="P31">„Brief an Tanka“ erhalten</text:p>
            </text:list-item>
            <text:list-item>
              <text:p text:style-name="P21">Nein.</text:p>
            </text:list-item>
            <text:list-item>
              <text:p text:style-name="P32">N: Schade, <text:span text:style-name="T8">v</text:span>ielleicht überlegst du es dir noch mal.</text:p>
            </text:list-item>
            <text:list-item>
              <text:p text:style-name="P17"><text:span text:style-name="T9">Hier ist ein Schreiben von Tanka.</text:span> (Auftragsziel <text:span text:style-name="T20">2</text:span> des Auftrags „Schamanen in Talras“ ist aktiv und Charakter hat „<text:span text:style-name="T10">Schreiben für Tellborn“ dabei</text:span>)</text:p>
            </text:list-item>
            <text:list-item>
              <text:p text:style-name="P20">(Charakter hat zuvor einen Brief <text:span text:style-name="T16">an</text:span> Tanka gebracht)</text:p>
            </text:list-item>
            <text:list-item>
              <text:p text:style-name="P29">N: Und, was hat sie gesagt?</text:p>
            </text:list-item>
            <text:list-item>
              <text:p text:style-name="P22">C: <text:span text:style-name="T17">Nun lies doch einfach.</text:span></text:p>
            </text:list-item>
            <text:list-item>
              <text:p text:style-name="P22">N: <text:span text:style-name="T17">Ich traue mich fast gar nicht. Na gut, gib her!</text:span></text:p>
            </text:list-item>
            <text:list-item>
              <text:p text:style-name="P22">„Schreiben für Tellborn“ übergeben</text:p>
            </text:list-item>
            <text:list-item>
              <text:p text:style-name="P23">C: Hier.</text:p>
            </text:list-item>
            <text:list-item>
              <text:p text:style-name="P24">N: Unglaublich! Ich freue mich wie ein kleines Kind darauf den Inhalt zu lesen. Hab vielen Dank, du hast mir einen großen Dienst erwiesen.</text:p>
            </text:list-item>
            <text:list-item>
              <text:p text:style-name="P25">N: Hier nimm dies als Belohnung.</text:p>
            </text:list-item>
            <text:list-item>
              <text:p text:style-name="P33">Auftrag „Schamanen in Talras“ abgeschlossen</text:p>
            </text:list-item>
            <text:list-item>
              <text:p text:style-name="P34">Tellborns Belohnung überreichen</text:p>
            </text:list-item>
            <text:list-item>
              <text:p text:style-name="P20"><text:soft-page-break/>(Charakter bringt einen Brief von Tanka mit <text:span text:style-name="T12">ohne dass Tellborn einen Brief geschickt hat</text:span>)</text:p>
            </text:list-item>
            <text:list-item>
              <text:p text:style-name="P26">N: Ein Schreiben von wem?</text:p>
            </text:list-item>
            <text:list-item>
              <text:p text:style-name="P26">C: <text:span text:style-name="T18">Von </text:span>Tanka, einer Schamanin nördlich von hier. Ich habe ihr von dir erzählt, da ihr beide Schamanen seid.</text:p>
            </text:list-item>
            <text:list-item>
              <text:p text:style-name="P26">N: Tatsächlich? Eine Schamanin hier in Talras? Das gibt es doch gar nicht. Nun rück schon raus mit dem Schreiben!</text:p>
            </text:list-item>
            <text:list-item>
              <text:p text:style-name="P26">„Schreiben für Tellborn“ übergeben</text:p>
            </text:list-item>
            <text:list-item>
              <text:p text:style-name="P27">C: Hier.</text:p>
            </text:list-item>
            <text:list-item>
              <text:p text:style-name="P26">N: (Liest) Faszinierend! Warte, ich werde ihr eine Antwort schreiben.</text:p>
            </text:list-item>
            <text:list-item>
              <text:p text:style-name="P26">N: (Schreibt einen Brief)</text:p>
            </text:list-item>
            <text:list-item>
              <text:p text:style-name="P26">N: Hier hast du den Brief und verliere ihn bloß nicht! Hoffentlich werde ich sie damit nicht verärgern.</text:p>
            </text:list-item>
            <text:list-item>
              <text:p text:style-name="P26">„<text:span text:style-name="T11">Brief an Tanka“ erhalten</text:span></text:p>
            </text:list-item>
            <text:list-item>
              <text:p text:style-name="P28">Auftragsziel 2 des Auftrags „Schamanen in Talras“ abgeschlossen</text:p>
            </text:list-item>
            <text:list-item>
              <text:p text:style-name="P28">Auftragsziel 1 des Auftrags „Schamanen in Talras“ aktiviert</text:p>
            </text:list-item>
          </text:list>
        </text:list-item>
      </text:list>
      <text:p text:style-name="P2"><text:bookmark text:name="vyiu53"/><text:line-break/><text:bookmark text:name="adhu1"/><text:span text:style-name="T1">Handel</text:span><text:bookmark text:name="adhu"/><text:bookmark text:name="vyiu54"/></text:p>
      <text:list xml:id="list2753780097372050814" text:style-name="L6">
        <text:list-item>
          <text:p text:style-name="P12">Spruchrolle der Heilung</text:p>
        </text:list-item>
        <text:list-item>
          <text:p text:style-name="P12">Spruchrolle der Zauberkraft</text:p>
        </text:list-item>
        <text:list-item>
          <text:p text:style-name="P12">Spruchrolle der Geborgenheit</text:p>
        </text:list-item>
        <text:list-item>
          <text:p text:style-name="P12">Stab der Klarheit</text:p>
        </text:list-item>
        <text:list-item>
          <text:p text:style-name="P12">Schutzring</text:p>
        </text:list-item>
      </text:list>
      <text:p text:style-name="P2"/>
      <text:p text:style-name="P15">Unterhaltung mit Fulco:</text:p>
      <text:list xml:id="list5723877018664434545" text:style-name="L7">
        <text:list-item>
          <text:p text:style-name="P13"><text:span text:style-name="T24">N: </text:span>„Es tut mir so leid.“</text:p>
        </text:list-item>
        <text:list-item>
          <text:p text:style-name="P14"><text:span text:style-name="T24">N: </text:span>„Zumindest wird dir im Winter nicht mehr so schnell kalt.“</text:p>
        </text:list-item>
        <text:list-item>
          <text:p text:style-name="P14"><text:span text:style-name="T24">N: </text:span>„Bald wird es hier sehr gefährlich werden.“</text:p>
        </text:list-item>
        <text:list-item>
          <text:p text:style-name="P14"><text:span text:style-name="T24">N: </text:span>„Fulco, nun hab doch noch ein wenig Gedu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09-06-21T18:35:19</meta:creation-date>
    <dc:language>en-US</dc:language>
    <meta:editing-cycles>82</meta:editing-cycles>
    <meta:editing-duration>PT13H1M31S</meta:editing-duration>
    <meta:initial-creator>Tamino Dauth</meta:initial-creator>
    <dc:date>2016-05-06T22:01:38.047000000</dc:date>
    <meta:document-statistic meta:table-count="0" meta:image-count="0" meta:object-count="0" meta:page-count="3" meta:paragraph-count="100" meta:word-count="1105" meta:character-count="6208" meta:non-whitespace-character-count="5283"/>
    <meta:user-defined meta:name="Info 1"/>
    <meta:user-defined meta:name="Info 2"/>
    <meta:user-defined meta:name="Info 3"/>
    <meta:user-defined meta:name="Info 4"/>
    <meta:hyperlink-behaviour office:target-frame-name="_top" xlink:show="replace"/>
  </office:meta>
</office:document-meta>
</file>